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_expression.jsp_expression( String script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expression.getBeginEndMod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_expression.jsp_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expression.getNeedClosing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